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 fo:padding="0.0291in" fo:border-left="none" fo:border-right="none" fo:border-top="none" fo:border-bottom="0.06pt solid #000000" style:join-border="false"/>
    </style:style>
    <style:style style:name="P4" style:family="paragraph" style:parent-style-name="Standard" style:list-style-name="L1">
      <style:paragraph-properties fo:text-align="start" style:justify-single-word="false"/>
    </style:style>
    <style:style style:name="P5" style:family="paragraph" style:parent-style-name="Standard" style:list-style-name="L2">
      <style:paragraph-properties fo:text-align="start" style:justify-single-word="false"/>
    </style:style>
    <style:style style:name="P6" style:family="paragraph" style:parent-style-name="Standard" style:list-style-name="L3">
      <style:paragraph-properties fo:text-align="start" style:justify-single-word="false"/>
    </style:style>
    <style:style style:name="P7" style:family="paragraph" style:parent-style-name="Standard" style:list-style-name="L4">
      <style:paragraph-properties fo:text-align="start" style:justify-single-word="false"/>
    </style:style>
    <style:style style:name="P8" style:family="paragraph" style:parent-style-name="Standard" style:list-style-name="L5">
      <style:paragraph-properties fo:text-align="start" style:justify-single-word="false"/>
    </style:style>
    <style:style style:name="P9" style:family="paragraph" style:parent-style-name="Standard">
      <style:paragraph-properties fo:text-align="center" style:justify-single-word="false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bh Simran Singh Baweja – 201201058</text:p>
      <text:p text:style-name="P1"/>
      <text:p text:style-name="P1">Assignment 1- Graphics</text:p>
      <text:p text:style-name="P3"/>
      <text:p text:style-name="P1"/>
      <text:list xml:id="list2026418231" text:style-name="L1">
        <text:list-header>
          <text:p text:style-name="P4"/>
          <text:p text:style-name="P4">Controls:</text:p>
        </text:list-header>
      </text:list>
      <text:p text:style-name="P2"/>
      <text:list xml:id="list233120711" text:style-name="L2">
        <text:list-item>
          <text:list>
            <text:list-item>
              <text:list>
                <text:list-item>
                  <text:p text:style-name="P5">Press r, g, or b to select the red/green box and cannon respectively.</text:p>
                </text:list-item>
                <text:list-item>
                  <text:p text:style-name="P5">Press arrow keys to navigate.</text:p>
                </text:list-item>
                <text:list-item>
                  <text:p text:style-name="P5">Press mouse left/right key to rotate cannon</text:p>
                </text:list-item>
                <text:list-item>
                  <text:p text:style-name="P5">Press spacebar to shoot</text:p>
                </text:list-item>
                <text:list-item>
                  <text:p text:style-name="P5">Press p to pause</text:p>
                </text:list-item>
                <text:list-item>
                  <text:p text:style-name="P5">Press esc to quit<text:line-break/></text:p>
                </text:list-item>
              </text:list>
            </text:list-item>
          </text:list>
        </text:list-item>
      </text:list>
      <text:p text:style-name="P2"><text:tab/>Score: </text:p>
      <text:p text:style-name="P2"/>
      <text:list xml:id="list525819816" text:style-name="L3">
        <text:list-item>
          <text:list>
            <text:list-item>
              <text:list>
                <text:list-item>
                  <text:list>
                    <text:list-item>
                      <text:p text:style-name="P6">+1 for catching a spider in correct basket</text:p>
                    </text:list-item>
                    <text:list-item>
                      <text:p text:style-name="P6">+1 for killing a black spider</text:p>
                    </text:list-item>
                    <text:list-item>
                      <text:p text:style-name="P6">-1 for catching a black and red spider in Green Basket</text:p>
                    </text:list-item>
                    <text:list-item>
                      <text:p text:style-name="P6">-1 for catching a black and green spider in Red Basket.</text:p>
                    </text:list-item>
                    <text:list-item>
                      <text:p text:style-name="P6">-5 if the spider reaches the bottom.</text:p>
                    </text:list-item>
                    <text:list-item>
                      <text:p text:style-name="P6">Score is displayed on the top.<text:line-break/></text:p>
                    </text:list-item>
                  </text:list>
                </text:list-item>
              </text:list>
            </text:list-item>
          </text:list>
        </text:list-item>
      </text:list>
      <text:p text:style-name="P2"><text:tab/>Key Features: </text:p>
      <text:p text:style-name="P2"/>
      <text:list xml:id="list1237430898" text:style-name="L4">
        <text:list-item>
          <text:list>
            <text:list-item>
              <text:list>
                <text:list-item>
                  <text:p text:style-name="P7">Lazers can be shot every 1 seconds. </text:p>
                </text:list-item>
                <text:list-item>
                  <text:p text:style-name="P7">Spiders are animated!</text:p>
                </text:list-item>
                <text:list-item>
                  <text:p text:style-name="P7">Speed of spider is random between a certain range.</text:p>
                </text:list-item>
                <text:list-item>
                  <text:p text:style-name="P7">Customizable box size and green and red box positions</text:p>
                </text:list-item>
                <text:list-item>
                  <text:p text:style-name="P7">Cannon rotates and shoots at an angle.</text:p>
                </text:list-item>
                <text:list-item>
                  <text:p text:style-name="P7">As the level increases, the speed of the spiders increase, and the speed of the laser also increases.</text:p>
                </text:list-item>
                <text:list-item>
                  <text:p text:style-name="P7">Level is displayed on the top.<text:line-break/></text:p>
                </text:list-item>
              </text:list>
            </text:list-item>
          </text:list>
        </text:list-item>
      </text:list>
      <text:p text:style-name="P2"><text:tab/>Phase – 2 functions: </text:p>
      <text:p text:style-name="P2"/>
      <text:list xml:id="list2174765623" text:style-name="L5">
        <text:list-item>
          <text:list>
            <text:list-item>
              <text:list>
                <text:list-item>
                  <text:p text:style-name="P8">Reflecting lasers</text:p>
                </text:list-item>
                <text:list-item>
                  <text:p text:style-name="P8">Smoother movements, especially when spiders are stuck</text:p>
                </text:list-item>
                <text:list-item>
                  <text:p text:style-name="P8">Mouse controls (drag and shoot)</text:p>
                </text:list-item>
                <text:list-item>
                  <text:p text:style-name="P8">Sound<text:line-break/>(Almost all other functionalities are implemented)</text:p>
                </text:list-item>
              </text:list>
            </text:list-item>
          </text:list>
        </text:list-item>
      </text:list>
      <text:p text:style-name="P2"/>
      <text:p text:style-name="P2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ansh Shah</meta:initial-creator>
    <meta:creation-date>2014-01-11T17:26:40</meta:creation-date>
    <dc:date>2014-01-21T23:34:01</dc:date>
    <meta:editing-duration>PT3M49S</meta:editing-duration>
    <meta:editing-cycles>5</meta:editing-cycles>
    <meta:generator>LibreOffice/3.5$Linux_X86_64 LibreOffice_project/350m1$Build-2</meta:generator>
    <meta:document-statistic meta:table-count="0" meta:image-count="0" meta:object-count="0" meta:page-count="1" meta:paragraph-count="30" meta:word-count="206" meta:character-count="1092" meta:non-whitespace-character-count="927"/>
  </office:meta>
</office:document-meta>
</file>